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112fd" officeooo:paragraph-rsid="002112f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9eb27"/>
    </style:style>
    <style:style style:name="T1" style:family="text">
      <style:text-properties style:text-line-through-style="none" style:text-line-through-type="none" style:font-name="DejaVu Sans Condensed" fo:font-size="12pt" fo:font-weight="bold" officeooo:rsid="001e36fb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2112fd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2171e2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4</text:span><text:span text:style-name="T5">0</text:span><text:span text:style-name="T2">1</text:span><text:span text:style-name="T1"> - </text:span><text:span text:style-name="T3">A/</text:span><text:span text:style-name="T1">A</text:span><text:span text:style-name="T3"> -</text:span><text:span text:style-name="T4"> </text:span><text:span text:style-name="T2">All</text:span></text:p>
      <text:p text:style-name="P1"/>
      <text:p text:style-name="P2">TOD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1-16T10:31:07.584000000</dc:date>
    <meta:editing-duration>PT3H58M48S</meta:editing-duration>
    <meta:editing-cycles>2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" meta:word-count="6" meta:character-count="19" meta:non-whitespace-character-count="15"/>
  </office:meta>
</office:document-meta>
</file>